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9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0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1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SERVICES</text:p>
      <text:p text:style-name="P4"/>
      <text:p text:style-name="P4">INTRODUCTION:</text:p>
      <text:p text:style-name="P2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5"><text:span text:style-name="T1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2">processes</text:span></text:a><text:span text:style-name="T1"> that communicate over a </text:span><text:a xlink:type="simple" xlink:href="https://en.wikipedia.org/wiki/Computer_network" text:style-name="Internet_20_link" text:visited-style-name="Visited_20_Internet_20_Link"><text:span text:style-name="T2">network</text:span></text:a><text:span text:style-name="T1"> to fulfil a goal using technology-agnostic </text:span><text:a xlink:type="simple" xlink:href="https://en.wikipedia.org/wiki/Communications_protocol" text:style-name="Internet_20_link" text:visited-style-name="Visited_20_Internet_20_Link"><text:span text:style-name="T2">protocols</text:span></text:a><text:span text:style-name="T1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9"><text:span text:style-name="T1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9"><text:span text:style-name="T1">Services are organized around business capabilities</text:span></text:p>
        </text:list-item>
      </text:list>
      <text:p text:style-name="P8"><text:span text:style-name="T1"/></text:p>
      <text:p text:style-name="P10"><text:span text:style-name="T1">BENEFITS:</text:span></text:p>
      <text:p text:style-name="P10"><text:span text:style-name="T1"/></text:p>
      <text:p text:style-name="P11">The benefit of decomposing an application into different smaller services are numerous:</text:p>
      <text:list xml:id="list1589729421" text:style-name="L2">
        <text:list-item>
          <text:p text:style-name="P6"><text:a xlink:type="simple" xlink:href="https://en.wikipedia.org/wiki/Modular_programming" text:style-name="Internet_20_link" text:visited-style-name="Visited_20_Internet_20_Link"><text:span text:style-name="T2">Modularity</text:span></text:a><text:span text:style-name="T1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3">[6]</text:span></text:a><text:span text:style-name="T1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3">[33]</text:span></text:a></text:p>
        </text:list-item>
      </text:list>
      <text:list xml:id="list4293886270" text:style-name="L3">
        <text:list-item>
          <text:p text:style-name="P7"><text:a xlink:type="simple" xlink:href="https://en.wikipedia.org/wiki/Scalability" text:style-name="Internet_20_link" text:visited-style-name="Visited_20_Internet_20_Link"><text:span text:style-name="T2">Scalability</text:span></text:a><text:span text:style-name="T1">: Since microservices are implemented and deployed independently of each other, i.e. they run within independent processes, they can be monitored and scaled independently.</text:span></text:p>
        </text:list-item>
      </text:list>
      <text:p text:style-name="P10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50:11.196286267</dc:date>
    <meta:editing-duration>PT8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39" meta:character-count="1007" meta:non-whitespace-character-count="883"/>
  </office:meta>
</office:document-meta>
</file>